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hTZqEqnkHDPN2s8Zlbb5xs3hqOeuyg0MzTS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ka" fo:country="G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ka" fo:country="G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03:18:00.135511293</meta:creation-date>
    <dc:date>2026-03-09T03:19:21.208295428</dc:date>
    <meta:editing-duration>PT1M2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7.2$Linux_X86_64 LibreOffice_project/420$Build-2</meta:generator>
  </office:meta>
</office:document-meta>
</file>